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Table47" style:family="table">
      <style:table-properties style:width="14.917cm" table:align="left"/>
    </style:style>
    <style:style style:name="Table47.A" style:family="table-column">
      <style:table-column-properties style:column-width="14.917cm"/>
    </style:style>
    <style:style style:name="Table47.A1" style:family="table-cell">
      <style:table-cell-properties style:vertical-align="middle" fo:background-color="#eeeeee" fo:padding="0cm" fo:border="none">
        <style:background-image/>
      </style:table-cell-properties>
    </style:style>
    <style:style style:name="Table48" style:family="table">
      <style:table-properties style:width="9.278cm" table:align="left"/>
    </style:style>
    <style:style style:name="Table48.A" style:family="table-column">
      <style:table-column-properties style:column-width="9.278cm"/>
    </style:style>
    <style:style style:name="Table48.A1" style:family="table-cell">
      <style:table-cell-properties style:vertical-align="middle" fo:background-color="#eeeeee" fo:padding="0cm" fo:border="none">
        <style:background-image/>
      </style:table-cell-properties>
    </style:style>
    <style:style style:name="Table49" style:family="table">
      <style:table-properties style:width="11.007cm" table:align="left"/>
    </style:style>
    <style:style style:name="Table49.A" style:family="table-column">
      <style:table-column-properties style:column-width="11.007cm"/>
    </style:style>
    <style:style style:name="Table49.A1" style:family="table-cell">
      <style:table-cell-properties style:vertical-align="middle" fo:background-color="#eeeeee" fo:padding="0cm" fo:border="none">
        <style:background-image/>
      </style:table-cell-properties>
    </style:style>
    <style:style style:name="Table50" style:family="table">
      <style:table-properties style:width="7.034cm" table:align="left"/>
    </style:style>
    <style:style style:name="Table50.A" style:family="table-column">
      <style:table-column-properties style:column-width="7.034cm"/>
    </style:style>
    <style:style style:name="Table50.A1" style:family="table-cell">
      <style:table-cell-properties style:vertical-align="middle" fo:background-color="#eeeeee" fo:padding="0cm" fo:border="none">
        <style:background-image/>
      </style:table-cell-properties>
    </style:style>
    <style:style style:name="Table51" style:family="table">
      <style:table-properties style:width="18.646cm" table:align="left"/>
    </style:style>
    <style:style style:name="Table51.A" style:family="table-column">
      <style:table-column-properties style:column-width="18.646cm"/>
    </style:style>
    <style:style style:name="Table51.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4" style:family="paragraph" style:parent-style-name="Standard">
      <style:text-properties fo:color="#00a933"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5" style:family="paragraph" style:parent-style-name="Standard">
      <style:text-properties fo:color="#00a933"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6" style:family="paragraph" style:parent-style-name="Standard">
      <style:text-properties fo:color="#2a6099"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7"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9" style:family="paragraph" style:parent-style-name="Text_20_body">
      <style:paragraph-properties fo:margin-left="0cm" fo:margin-right="0cm" fo:margin-top="0cm" fo:margin-bottom="0cm" loext:contextual-spacing="false" fo:orphans="2" fo:widows="2" fo:text-indent="0cm" style:auto-text-indent="false"/>
    </style:style>
    <style:style style:name="P10"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11"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12"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13"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4"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2cced5"/>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d9e8b" officeooo:paragraph-rsid="002d9e8b" style:font-weight-asian="normal" style:font-weight-complex="normal"/>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a582e" officeooo:paragraph-rsid="002a582e" style:font-weight-asian="bold" style:font-weight-complex="bold"/>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cced5" officeooo:paragraph-rsid="002cced5" style:font-weight-asian="bold" style:font-weight-complex="bold"/>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3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39"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40"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41"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42"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43"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44"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45"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4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4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4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a582e" officeooo:paragraph-rsid="002a582e" style:font-weight-asian="normal" style:font-weight-complex="normal"/>
    </style:style>
    <style:style style:name="P4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cced5" officeooo:paragraph-rsid="002cced5" style:font-weight-asian="normal" style:font-weight-complex="normal"/>
    </style:style>
    <style:style style:name="P50"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d9e8b" officeooo:paragraph-rsid="002d9e8b" style:font-weight-asian="normal" style:font-weight-complex="normal"/>
    </style:style>
    <style:style style:name="P51"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52"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53"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54"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55"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56"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57"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a582e" officeooo:paragraph-rsid="002a582e" style:font-weight-asian="normal" style:font-weight-complex="normal"/>
    </style:style>
    <style:style style:name="P58"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d9e8b" officeooo:paragraph-rsid="002d9e8b" style:font-weight-asian="normal" style:font-weight-complex="normal"/>
    </style:style>
    <style:style style:name="P59"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normal" style:font-weight-asian="normal" style:font-weight-complex="normal"/>
    </style:style>
    <style:style style:name="P60" style:family="paragraph" style:parent-style-name="Text_20_body">
      <style:paragraph-properties fo:margin-left="0cm" fo:margin-right="0cm" fo:orphans="2" fo:widows="2" fo:text-indent="0cm" style:auto-text-indent="false"/>
    </style:style>
    <style:style style:name="P61"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62"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63"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6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6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66"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67" style:family="paragraph" style:parent-style-name="Text_20_body">
      <style:paragraph-properties fo:margin-top="0cm" fo:margin-bottom="0cm" loext:contextual-spacing="false"/>
    </style:style>
    <style:style style:name="P68"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69"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70" style:family="paragraph" style:parent-style-name="Text_20_body">
      <style:paragraph-properties fo:margin-top="0cm" fo:margin-bottom="0cm" loext:contextual-spacing="false" fo:orphans="2" fo:widows="2"/>
    </style:style>
    <style:style style:name="P71" style:family="paragraph" style:parent-style-name="Heading_20_2">
      <style:paragraph-properties fo:margin-top="0cm" fo:margin-bottom="0cm" loext:contextual-spacing="false" fo:orphans="2" fo:widows="2"/>
      <style:text-properties officeooo:paragraph-rsid="00111d86"/>
    </style:style>
    <style:style style:name="P72"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73" style:family="paragraph" style:parent-style-name="Text_20_body">
      <style:paragraph-properties fo:orphans="2" fo:widows="2"/>
    </style:style>
    <style:style style:name="P74"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75" style:family="paragraph" style:parent-style-name="Text_20_body">
      <style:text-properties fo:color="#000000" fo:font-size="12pt" officeooo:rsid="000d696b" style:font-size-asian="10.5pt" style:font-size-complex="12pt"/>
    </style:style>
    <style:style style:name="P76"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77"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78" style:family="paragraph" style:parent-style-name="Standard">
      <style:text-properties fo:color="#000000" style:font-name="Ubuntu" fo:font-size="13pt" fo:font-style="normal" fo:font-weight="bold" officeooo:rsid="003851ab" officeooo:paragraph-rsid="003851ab" style:font-size-asian="13pt" style:font-style-asian="normal" style:font-weight-asian="bold" style:font-size-complex="13pt" style:font-style-complex="normal" style:font-weight-complex="bold"/>
    </style:style>
    <style:style style:name="P79" style:family="paragraph" style:parent-style-name="Standard">
      <style:text-properties fo:color="#000000" style:font-name="Ubuntu" fo:font-size="13pt"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0"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81" style:family="paragraph" style:parent-style-name="Heading_20_2">
      <style:text-properties fo:font-variant="normal" fo:text-transform="none" fo:color="#d3452f" style:font-name="Open Sans" fo:font-size="15.75pt" fo:letter-spacing="normal"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2"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style>
    <style:style style:name="P8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8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86" style:family="paragraph" style:parent-style-name="Text_20_body" style:list-style-name="L1">
      <style:paragraph-properties fo:orphans="2" fo:widows="2"/>
    </style:style>
    <style:style style:name="P87" style:family="paragraph" style:parent-style-name="Text_20_body" style:list-style-name="L2">
      <style:paragraph-properties fo:orphans="2" fo:widows="2"/>
    </style:style>
    <style:style style:name="P88" style:family="paragraph" style:parent-style-name="Text_20_body">
      <style:text-properties fo:font-variant="normal" fo:text-transform="none" fo:color="#000000" style:font-name="Open Sans" fo:font-size="10.5pt" fo:letter-spacing="normal"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9" style:family="paragraph" style:parent-style-name="Text_20_body">
      <style:paragraph-properties fo:margin-top="0cm" fo:margin-bottom="0cm" loext:contextual-spacing="false"/>
    </style:style>
    <style:style style:name="P90" style:family="paragraph" style:parent-style-name="Text_20_body" style:list-style-name="L2">
      <style:paragraph-properties fo:margin-top="0cm" fo:margin-bottom="0cm" loext:contextual-spacing="false" fo:orphans="2" fo:widows="2"/>
    </style:style>
    <style:style style:name="P9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9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4pt" fo:letter-spacing="normal" fo:font-style="normal" fo:font-weight="normal" officeooo:rsid="002259d9" officeooo:paragraph-rsid="002259d9" style:font-size-asian="12.25pt" style:font-size-complex="14pt"/>
    </style:style>
    <style:style style:name="P9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9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396bf9"/>
    </style:style>
    <style:style style:name="P9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96" style:family="paragraph" style:parent-style-name="Text_20_body">
      <style:paragraph-properties fo:margin-left="0cm" fo:margin-right="0cm" fo:orphans="2" fo:widows="2" fo:text-indent="0cm" style:auto-text-indent="false"/>
    </style:style>
    <style:style style:name="P97" style:family="paragraph" style:parent-style-name="Text_20_body">
      <style:paragraph-properties fo:margin-left="0cm" fo:margin-right="0cm" fo:margin-top="0cm" fo:margin-bottom="0cm" loext:contextual-spacing="false" fo:orphans="2" fo:widows="2" fo:text-indent="0cm" style:auto-text-indent="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normal" fo:background-color="#d7ffbf" loext:char-shading-value="0" style:font-size-asian="10.5pt" style:font-weight-asian="normal" style:font-size-complex="12pt" style:font-weight-complex="normal" loext:padding-left="0cm" loext:padding-right="0cm" loext:padding-top="0.132cm" loext:padding-bottom="0.132cm" loext:border-left="none" loext:border-right="none" loext:border-top="0.06pt dashed #000000" loext:border-bottom="0.06pt dashed #000000"/>
    </style:style>
    <style:style style:name="T6" style:family="text">
      <style:text-properties fo:font-variant="normal" fo:text-transform="none" fo:color="#000000" style:font-name="Open Sans" fo:font-size="10.5pt" fo:letter-spacing="normal" fo:font-style="normal" fo:font-weight="normal" officeooo:rsid="00332c74"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000000" style:font-name="Open Sans" fo:font-size="10.5pt" fo:letter-spacing="normal" fo:font-style="normal" fo:font-weight="normal" officeooo:rsid="00396bf9"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8" style:family="text">
      <style:text-properties fo:font-variant="normal" fo:text-transform="none" fo:color="#000000" style:font-name="Open Sans" fo:font-size="10.5pt" fo:letter-spacing="normal" fo:font-style="normal" fo:font-weight="normal" fo:background-color="#d7ffbf" loext:char-shading-value="0" style:font-weight-asian="normal" style:font-weight-complex="normal" loext:padding-left="0cm" loext:padding-right="0cm" loext:padding-top="0.132cm" loext:padding-bottom="0.132cm" loext:border-left="none" loext:border-right="none" loext:border-top="0.06pt dashed #000000" loext:border-bottom="0.06pt dashed #000000"/>
    </style:style>
    <style:style style:name="T9" style:family="text">
      <style:text-properties fo:font-variant="normal" fo:text-transform="none" fo:color="#000000" style:font-name="Open Sans" fo:font-size="10.5pt" fo:letter-spacing="normal" fo:font-style="normal" fo:font-weight="normal" officeooo:rsid="003a0f11"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0" style:family="text">
      <style:text-properties fo:font-variant="normal" fo:text-transform="none" fo:color="#000000" style:font-name="Open Sans" fo:font-size="10.5pt" fo:letter-spacing="normal" fo:font-style="normal" fo:font-weight="bold" style:font-weight-asian="bold" style:font-weight-complex="bold"/>
    </style:style>
    <style:style style:name="T11" style:family="text">
      <style:text-properties fo:font-variant="normal" fo:text-transform="none" fo:color="#000000" style:font-name="Open Sans" fo:font-size="10.5pt" fo:letter-spacing="normal" fo:font-style="normal" fo:font-weight="bold" fo:background-color="#d7ffbf" loext:char-shading-value="0" style:font-weight-asian="bold" style:font-weight-complex="bold" loext:padding-left="0cm" loext:padding-right="0cm" loext:padding-top="0.132cm" loext:padding-bottom="0.132cm" loext:border-left="none" loext:border-right="none" loext:border-top="0.06pt dashed #000000" loext:border-bottom="0.06pt dashed #000000"/>
    </style:style>
    <style:style style:name="T12" style:family="text">
      <style:text-properties fo:font-variant="normal" fo:text-transform="none" fo:color="#000000" style:font-name="Open Sans" fo:font-size="10.5pt" fo:letter-spacing="normal" fo:font-style="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3" style:family="text">
      <style:text-properties fo:font-variant="normal" fo:text-transform="none" fo:color="#000000" style:font-name="Ubuntu" fo:font-size="10.5pt" fo:letter-spacing="normal" fo:font-style="normal" fo:font-weight="normal" fo:background-color="#d7ffbf" loext:char-shading-value="0" style:font-weight-asian="normal" style:font-weight-complex="normal" loext:padding-left="0cm" loext:padding-right="0cm" loext:padding-top="0.132cm" loext:padding-bottom="0.132cm" loext:border-left="none" loext:border-right="none" loext:border-top="0.06pt dashed #000000" loext:border-bottom="0.06pt dashed #000000"/>
    </style:style>
    <style:style style:name="T14" style:family="text">
      <style:text-properties fo:font-variant="normal" fo:text-transform="none" fo:color="#000000" style:font-name="Ubuntu" fo:font-size="12pt" fo:letter-spacing="normal" fo:font-style="normal" fo:font-weight="normal" fo:background-color="#d7ffbf" loext:char-shading-value="0" style:font-size-asian="10.5pt" style:font-weight-asian="normal" style:font-size-complex="12pt" style:font-weight-complex="normal" loext:padding-left="0cm" loext:padding-right="0cm" loext:padding-top="0.132cm" loext:padding-bottom="0.132cm" loext:border-left="none" loext:border-right="none" loext:border-top="0.06pt dashed #000000" loext:border-bottom="0.06pt dashed #000000"/>
    </style:style>
    <style:style style:name="T15"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6"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17" style:family="text">
      <style:text-properties fo:color="#339933"/>
    </style:style>
    <style:style style:name="T18" style:family="text">
      <style:text-properties fo:color="#339933" style:font-name="monospace" fo:font-size="10.5pt"/>
    </style:style>
    <style:style style:name="T19" style:family="text">
      <style:text-properties fo:color="#0000ff"/>
    </style:style>
    <style:style style:name="T20" style:family="text">
      <style:text-properties fo:color="#0000ff" style:font-name="monospace" fo:font-size="10.5pt"/>
    </style:style>
    <style:style style:name="T21" style:family="text">
      <style:text-properties fo:color="#0000ff" officeooo:rsid="00396bf9"/>
    </style:style>
    <style:style style:name="T22" style:family="text">
      <style:text-properties fo:color="#0000ff" officeooo:rsid="003a0f11"/>
    </style:style>
    <style:style style:name="T23" style:family="text">
      <style:text-properties fo:color="#b1b100"/>
    </style:style>
    <style:style style:name="T24" style:family="text">
      <style:text-properties fo:color="#b1b100" style:font-name="monospace" fo:font-size="10.5pt"/>
    </style:style>
    <style:style style:name="T25" style:family="text">
      <style:text-properties fo:color="#009900"/>
    </style:style>
    <style:style style:name="T26" style:family="text">
      <style:text-properties fo:color="#009900" style:font-name="monospace" fo:font-size="10.5pt"/>
    </style:style>
    <style:style style:name="T27" style:family="text">
      <style:text-properties fo:color="#cc66cc"/>
    </style:style>
    <style:style style:name="T28" style:family="text">
      <style:text-properties fo:color="#cc66cc" style:font-name="monospace" fo:font-size="10.5pt"/>
    </style:style>
    <style:style style:name="T29" style:family="text">
      <style:text-properties fo:color="#cc66cc" officeooo:rsid="00332c74"/>
    </style:style>
    <style:style style:name="T30" style:family="text">
      <style:text-properties fo:font-weight="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color="#990000"/>
    </style:style>
    <style:style style:name="T33" style:family="text">
      <style:text-properties fo:color="#c9211e" fo:font-size="15pt" officeooo:rsid="000d696b" style:font-size-asian="13.1000003814697pt" style:font-size-complex="15pt"/>
    </style:style>
    <style:style style:name="T34" style:family="text">
      <style:text-properties fo:color="#c9211e" fo:font-size="15pt" officeooo:rsid="00119207" style:font-size-asian="13.1000003814697pt" style:font-size-complex="15pt"/>
    </style:style>
    <style:style style:name="T35" style:family="text">
      <style:text-properties fo:color="#c9211e" fo:font-size="15pt" officeooo:rsid="0014c334" style:font-size-asian="13.1000003814697pt" style:font-size-complex="15pt"/>
    </style:style>
    <style:style style:name="T36" style:family="text">
      <style:text-properties fo:font-size="15pt" style:font-size-asian="13.1000003814697pt" style:font-size-complex="15pt"/>
    </style:style>
    <style:style style:name="T37" style:family="text">
      <style:text-properties fo:font-size="15pt" officeooo:rsid="00119207" style:font-size-asian="13.1000003814697pt" style:font-size-complex="15pt"/>
    </style:style>
    <style:style style:name="T38" style:family="text">
      <style:text-properties fo:color="#000000"/>
    </style:style>
    <style:style style:name="T39" style:family="text">
      <style:text-properties fo:color="#000000" fo:font-size="10.5pt" style:font-size-asian="9.14999961853027pt" style:font-size-complex="10.5pt"/>
    </style:style>
    <style:style style:name="T40" style:family="text">
      <style:text-properties fo:color="#000000" fo:font-size="10.5pt" style:font-size-asian="9.14999961853027pt" style:font-weight-asian="normal" style:font-size-complex="10.5pt" style:font-weight-complex="normal"/>
    </style:style>
    <style:style style:name="T41" style:family="text">
      <style:text-properties fo:color="#000000" fo:font-size="10.5pt" officeooo:rsid="001aed35" style:font-size-asian="9.14999961853027pt" style:font-weight-asian="normal" style:font-size-complex="10.5pt" style:font-weight-complex="normal"/>
    </style:style>
    <style:style style:name="T42" style:family="text">
      <style:text-properties fo:color="#000000" fo:font-size="10.5pt" fo:font-weight="bold" style:font-size-asian="9.14999961853027pt" style:font-weight-asian="bold" style:font-size-complex="10.5pt" style:font-weight-complex="bold"/>
    </style:style>
    <style:style style:name="T43" style:family="text">
      <style:text-properties fo:color="#800080"/>
    </style:style>
    <style:style style:name="T44" style:family="text">
      <style:text-properties fo:color="#666666" fo:font-style="italic"/>
    </style:style>
    <style:style style:name="T45" style:family="text">
      <style:text-properties officeooo:rsid="00119207"/>
    </style:style>
    <style:style style:name="T46" style:family="text">
      <style:text-properties officeooo:rsid="0018d570"/>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none" style:font-weight-asian="normal" style:font-weight-complex="normal"/>
    </style:style>
    <style:style style:name="T49" style:family="text">
      <style:text-properties style:font-name="Open Sans" fo:font-size="10.5pt" fo:font-style="normal" fo:font-weight="normal"/>
    </style:style>
    <style:style style:name="T50" style:family="text">
      <style:text-properties style:font-name="Open Sans" fo:font-size="10.5pt" fo:font-style="normal" fo:font-weight="normal" officeooo:rsid="00213678"/>
    </style:style>
    <style:style style:name="T51"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52" style:family="text">
      <style:text-properties officeooo:rsid="002259d9"/>
    </style:style>
    <style:style style:name="T53" style:family="text">
      <style:text-properties fo:color="#a1467e" fo:font-weight="bold" style:font-weight-asian="bold" style:font-weight-complex="bold"/>
    </style:style>
    <style:style style:name="T54" style:family="text">
      <style:text-properties officeooo:rsid="0029fa97"/>
    </style:style>
    <style:style style:name="T55" style:family="text">
      <style:text-properties officeooo:rsid="002f464e"/>
    </style:style>
    <style:style style:name="T56" style:family="text">
      <style:text-properties officeooo:rsid="0031b41f"/>
    </style:style>
    <style:style style:name="T57" style:family="text">
      <style:text-properties style:font-name="monospace" fo:font-size="10.5pt"/>
    </style:style>
    <style:style style:name="T58" style:family="text">
      <style:text-properties officeooo:rsid="0037b3dc"/>
    </style:style>
    <style:style style:name="T59" style:family="text">
      <style:text-properties fo:color="#009933" fo:font-weight="bold"/>
    </style:style>
    <style:style style:name="T60" style:family="text">
      <style:text-properties officeooo:rsid="003a0f1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76" text:outline-level="2">VARIABELE</text:h>
      <text:p text:style-name="P37">Een variabele in Python is een geheugenlocatie waar waardes opgeslagen kunnen worden. Een variabele wordt aangegeven tussen “quotes” en met een = teken. Dus:</text:p>
      <text:p text:style-name="P39">naam = ”Teuntje”</text:p>
      <text:p text:style-name="P39">achternaam = “Hulscher”</text:p>
      <text:p text:style-name="P39">print (naam +’ ’+ achternaam)</text:p>
      <text:p text:style-name="P19">Variabelen kunnen gevuld worden met alle <text:span text:style-name="T1">5 standaard data typen</text:span> die Python ondersteund. Dus: numbers, strings, lists, tuple en dictionary.</text:p>
      <text:h text:style-name="P10" text:outline-level="2">DATA TYPEN</text:h>
      <text:p text:style-name="P15">Zoals hierboven al vermeld ondersteund Python 5 default data typen. Alle 5 deze data types hebben hun eigen eigenschappen en voordelen. Ik zal ze even toelichten:</text:p>
      <text:h text:style-name="P12" text:outline-level="2">DATA TYPE “NUMBERS”</text:h>
      <text:p text:style-name="P15">Numbers zijn nummers. Dus geen letters of speciale karakters maar gewoon nummers. Het number object wordt aangemaakt zodra er een numerieke waarde wordt toegewezen. Numerieke waarden hoeven niet tussen quotes geplaatst te worden.</text:p>
      <text:p text:style-name="P40">getal = 12</text:p>
      <text:p text:style-name="P40">print (getal)</text:p>
      <text:p text:style-name="P20">Numerieke waarde die door een spatie gescheiden worden moeten wel met quotes gedefinieerd worden (en zijn dus een string en geen number value).</text:p>
      <text:p text:style-name="P41">getal = “ 12a 11a 10a “</text:p>
      <text:p text:style-name="P41">print (getal)</text:p>
      <text:p text:style-name="P26">Number data types kennen de volgende subtypen:</text:p>
      <text:list xml:id="list3331839892" text:style-name="L1">
        <text:list-item>
          <text:p text:style-name="P86"><text:span text:style-name="Strong_20_Emphasis"><text:span text:style-name="T10">Int </text:span></text:span><text:span text:style-name="T10">(plain integer)</text:span><text:span text:style-name="T2"><text:line-break/>Numerieke waarde welke altijd een rond getal vormt. Dus zonder k punten. B.v. 110, 20, 33 etc.</text:span></text:p>
        </text:list-item>
        <text:list-item>
          <text:p text:style-name="P86"><text:span text:style-name="Strong_20_Emphasis"><text:span text:style-name="T10">Long </text:span></text:span><text:span text:style-name="T10">(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86"><text:span text:style-name="Strong_20_Emphasis"><text:span text:style-name="T10">Float </text:span></text:span><text:span text:style-name="T10">(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86"><text:soft-page-break/><text:span text:style-name="Strong_20_Emphasis"><text:span text:style-name="T10">Complex </text:span></text:span><text:span text:style-name="T10">(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86"><text:span text:style-name="Strong_20_Emphasis"><text:span text:style-name="T10">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5">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Deze regel</text:span></text:span></text:p>
      <text:p text:style-name="P15">Om pas v.a. het 10e karakter te starten eindig je met een dubbele punt zonder achtervoegsel:</text:p>
      <table:table table:name="Table2" table:style-name="Table2">
        <table:table-column table:style-name="Table2.A"/>
        <table:table-row>
          <table:table-cell table:style-name="Table2.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10</text:span><text:span text:style-name="T17">:</text:span><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s een string</text:span></text:span></text:p>
      <text:p text:style-name="P67"><text:line-break/><text:span text:style-name="T2">Het + symbool kun je als volgt gebruiken:</text:span></text:p>
      <table:table table:name="Table3" table:style-name="Table3">
        <table:table-column table:style-name="Table3.A"/>
        <table:table-row>
          <table:table-cell table:style-name="Table3.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19">"!!!!!!"</text:span><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Deze regel is een string!!!!!!</text:span></text:span></text:p>
      <text:p text:style-name="P68"/>
      <text:p text:style-name="P67"><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5">De waardes in een lijst kunnen net als bij strings bewerkt worden met de [], [:]. * en + operators.</text:p>
      <text:p text:style-name="P15">Een voorbeeld:</text:p>
      <table:table table:name="Table4" table:style-name="Table4">
        <table:table-column table:style-name="Table4.A"/>
        <table:table-row>
          <table:table-cell table:style-name="Table4.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tem1’, ‘item2’, ‘item3’, ‘item4’, ‘item5’]</text:span></text:span></text:p>
      <text:p text:style-name="P68"/>
      <text:p text:style-name="P15">Een item toevoegen aan een lijst werkt op de volgende manier:</text:p>
      <table:table table:name="Table5" table:style-name="Table5">
        <table:table-column table:style-name="Table5.A"/>
        <text:soft-page-break/>
        <table:table-row>
          <table:table-cell table:style-name="Table5.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append <text:span text:style-name="T25">(</text:span><text:span text:style-name="T19">"item6"</text:span><text:span text:style-name="T25">)</text:span></text:p>
            <text:p text:style-name="P64"><text:span text:style-name="T23">print</text:span><text:span text:style-name="T25">(</text:span>list1<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item1’, ‘item2’, ‘item3’, ‘item4’, ‘item5’, ‘item6’]</text:span></text:span></text:p>
      <text:p text:style-name="P15">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Emphasis"><text:span text:style-name="T3">[‘item100’, ‘item1’, ‘item2’, ‘item3’, ‘item4’, ‘item5’]</text:span></text:span></text:p>
      <text:p text:style-name="P15"/>
      <text:p text:style-name="P15">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Emphasis"><text:span text:style-name="T3">[‘item100’, ‘item1’, ‘item2’, ‘item3’, ‘item4’, ‘item5’]</text:span></text:span></text:p>
      <text:p text:style-name="P15"/>
      <text:p text:style-name="P16"><text:span text:style-name="Strong_20_Emphasis"><text:span text:style-name="T30">Data type </text:span></text:span><text:span text:style-name="Strong_20_Emphasis"><text:span text:style-name="T31">“Tuple”</text:span></text:span><text:line-break/>Een “Tuple” lijkt heel erg op een lijst. Het grote verschil tussen een tuple en een list is dat een tuple een “read-only” list is. De waardes in een lijst kunnen veranderd worden. </text:p>
      <text:p text:style-name="P30">De waardes in een tuple zijn vast en onveranderbaar.</text:p>
      <text:p text:style-name="P15">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7">tuple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uple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tuple1 <text:span text:style-name="T17">+</text:span> tuple2<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tem1’, ‘item2’, ‘item3’, ‘item4’, ‘item5’, 1000, 2000)</text:span></text:span></text:p>
      <text:p text:style-name="P15"/>
      <text:p text:style-name="P15"><text:span text:style-name="Strong_20_Emphasis"><text:span text:style-name="T30">Data type </text:span></text:span><text:span text:style-name="Strong_20_Emphasis"><text:span text:style-name="T31">“Dictionary”</text:span></text:span><text:line-break/>Een Dictionary is een ander data type welke ook weer erg lijkt op een list. Een dictionary bestaat uit een lijst met sleutels en waardes. Bijvoorbeeld:</text:p>
      <text:p text:style-name="P61"/>
      <table:table table:name="Table9" table:style-name="Table9">
        <table:table-column table:style-name="Table9.A"/>
        <table:table-row>
          <table:table-cell table:style-name="Table9.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dict1<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Naam’: ‘Jarno’, ‘Achternaam’: ‘Jarno’, ‘Leeftijd’: 16}</text:span></text:span></text:p>
      <text:h text:style-name="P62" text:outline-level="1"><text:soft-page-break/>Python – Leren programmeren – deel 2</text:h>
      <text:p text:style-name="P60"><text:span text:style-name="Strong_20_Emphasis"><text:span text:style-name="T16">Python syntax</text:span></text:span></text:p>
      <text:p text:style-name="P74"><text:s/>“logische” syntax eig<text:span text:style-name="T45">enschappen</text:span></text:p>
      <text:h text:style-name="P77" text:outline-level="2">COMMENTS</text:h>
      <text:p text:style-name="P74">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74">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8">#Deze comment past op 1 regel</text:p>
            <text:p text:style-name="P65"/>
            <text:p text:style-name="P66">"""</text:p>
            <text:p text:style-name="P66">Deze</text:p>
            <text:p text:style-name="P66">comment</text:p>
            <text:p text:style-name="P66">is</text:p>
            <text:p text:style-name="P66">meerdere</text:p>
            <text:p text:style-name="P66">lijnen</text:p>
            <text:p text:style-name="P66">groot</text:p>
            <text:p text:style-name="P66">"""</text:p>
          </table:table-cell>
        </table:table-row>
      </table:table>
      <text:h text:style-name="P77" text:outline-level="2">QUOTES</text:h>
      <text:p text:style-name="P74">In bovenstaande voorbeeld zien we 3 dubbele quotes. Dit mogen ook 3 enkele quotes zijn. In Python maakt het namelijk helemaal niet uit of je dubbele of enkele quotes gebruikt.</text:p>
      <text:h text:style-name="P77" text:outline-level="2">HELLO WORLD</text:h>
      <text:p text:style-name="P74">De eerste applicatie die iedere programmeur schrijft als deze start met programmeren in een nieuwe programmeertaal is de “Hello World” applicatie. Ofwel, een applicatie die de regel “Hello World” print. Het “print” commando is in tegenstelling tot Python 2.x een <text:span text:style-name="T45">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7"><text:span text:style-name="T23">print</text:span><text:span text:style-name="T25">(</text:span>“Hello World”<text:span text:style-name="T25">)</text:span></text:p>
          </table:table-cell>
        </table:table-row>
      </table:table>
      <text:p text:style-name="P74">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7"><text:span text:style-name="T23">print</text:span><text:span text:style-name="T25">(</text:span><text:span text:style-name="T19">"Hello World"</text:span> <text:span text:style-name="T17">,</text:span> <text:span text:style-name="T32">end</text:span><text:span text:style-name="T17">=</text:span><text:span text:style-name="T19">""</text:span><text:span text:style-name="T25">)</text:span></text:p>
          </table:table-cell>
        </table:table-row>
      </table:table>
      <text:p text:style-name="P74">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7"><text:span text:style-name="T23">print</text:span><text:span text:style-name="T25">(</text:span><text:span text:style-name="T19">"Hello World"</text:span> <text:span text:style-name="T17">,</text:span> <text:span text:style-name="T32">end</text:span><text:span text:style-name="T17">=</text:span><text:span text:style-name="T19">";"</text:span><text:span text:style-name="T25">)</text:span></text:p>
          </table:table-cell>
        </table:table-row>
      </table:table>
      <text:h text:style-name="P77" text:outline-level="2"><text:soft-page-break/>VARIABELE</text:h>
      <text:p text:style-name="P74">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7">naam<text:span text:style-name="T17">=</text:span><text:span text:style-name="T19">"jarno"</text:span></text:p>
            <text:p text:style-name="P64"><text:span text:style-name="T23">print</text:span><text:span text:style-name="T25">(</text:span>naam<text:span text:style-name="T25">)</text:span></text:p>
          </table:table-cell>
        </table:table-row>
      </table:table>
      <text:p text:style-name="P74">Let op, een variabele mag beginnen met alles behalve een nummer. Zo is “naam1” en “_naam_1” geldig maar “1_naam” niet.</text:p>
      <text:p text:style-name="P74">2 variabelen samenvoegen werkt als volgt:</text:p>
      <table:table table:name="Table15" table:style-name="Table15">
        <table:table-column table:style-name="Table15.A"/>
        <table:table-row>
          <table:table-cell table:style-name="Table15.A1" office:value-type="string">
            <text:p text:style-name="P7">naam<text:span text:style-name="T17">=</text:span><text:span text:style-name="T19">"Jarno"</text:span></text:p>
            <text:p text:style-name="P64">achternaam<text:span text:style-name="T17">=</text:span><text:span text:style-name="T19">"Baselier"</text:span></text:p>
            <text:p text:style-name="P65"> </text:p>
            <text:p text:style-name="P64"><text:span text:style-name="T23">print</text:span><text:span text:style-name="T25">(</text:span>naam <text:span text:style-name="T17">+</text:span> <text:span text:style-name="T19">" "</text:span> <text:span text:style-name="T17">+</text:span>achternaam<text:span text:style-name="T25">)</text:span></text:p>
          </table:table-cell>
        </table:table-row>
      </table:table>
      <text:p text:style-name="P74">We zien dus dat we nu de variabelen scheiden d.m.v. het + teken en dat we een spatie maken doordat we 2 quotes ertussen zetten met een spatie.</text:p>
      <text:p text:style-name="P74">Variabelen kunnen gevuld worden met alle 5 standaard data typen die Python ondersteund. Dus: numbers, strings, lists, tuple en dictionary.</text:p>
      <text:h text:style-name="P77" text:outline-level="2">DATA TYPEN</text:h>
      <text:p text:style-name="P74">Zoals hierboven al vermeld ondersteund Python 5 default data typen. Alle 5 deze data types hebben hun eigen eigenschappen en voordelen. Ik zal ze even toelichten:</text:p>
      <text:h text:style-name="P77" text:outline-level="2">DATA TYPE “NUMBERS”</text:h>
      <text:p text:style-name="P74">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7">getal<text:span text:style-name="T17">=</text:span><text:span text:style-name="T27">12</text:span></text:p>
            <text:p text:style-name="P64"><text:span text:style-name="T23">print</text:span><text:span text:style-name="T25">(</text:span>getal<text:span text:style-name="T25">)</text:span></text:p>
          </table:table-cell>
        </table:table-row>
      </table:table>
      <text:p text:style-name="P74">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7">getal<text:span text:style-name="T17">=</text:span><text:span text:style-name="T19">"12 11 10"</text:span></text:p>
            <text:p text:style-name="P64"><text:span text:style-name="T23">print</text:span><text:span text:style-name="T25">(</text:span>getal<text:span text:style-name="T25">)</text:span></text:p>
          </table:table-cell>
        </table:table-row>
      </table:table>
      <text:p text:style-name="P74">Number data types kennen de volgende subtypen:</text:p>
      <text:p text:style-name="P73"><text:span text:style-name="Strong_20_Emphasis"><text:span text:style-name="T2">Int</text:span></text:span><text:span text:style-name="T2"> (plain integer)<text:line-break/>Numerieke waarde welke altijd een rond getal vormt. Dus zonder k punten. B.v. 110, 20, 33 etc.</text:span></text:p>
      <text:p text:style-name="P73"><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73"><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73"><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73"><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74">Een voorbeeld string is:</text:p>
      <table:table table:name="Table18" table:style-name="Table18">
        <table:table-column table:style-name="Table18.A"/>
        <table:table-row>
          <table:table-cell table:style-name="Table18.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 is een string</text:span></text:span></text:p>
      <text:p text:style-name="P74">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text:span></text:span></text:p>
      <text:p text:style-name="P74">Nog een voorbeeld:</text:p>
      <text:p text:style-name="P74">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text:span></text:span></text:p>
      <text:p text:style-name="P74">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10</text:span><text:span text:style-name="T17">:</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s een string</text:span></text:span></text:p>
      <text:p text:style-name="P74">We kennen nog meer symbolen in een string waaronder en + teken en de asterisk *. De + voegt tekenreeksen samen en de asterisk is het herhalingssymbool:</text:p>
      <text:p text:style-name="P74">Het herhalingssymbool werkt als volgt:</text:p>
      <table:table table:name="Table22" table:style-name="Table22">
        <table:table-column table:style-name="Table22.A"/>
        <table:table-row>
          <table:table-cell table:style-name="Table22.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27">2</text:span><text:span text:style-name="T25">)</text:span></text:p>
          </table:table-cell>
        </table:table-row>
      </table:table>
      <text:p text:style-name="P73"><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74">Het + symbool kun je als volgt gebruiken:</text:p>
      <table:table table:name="Table23" table:style-name="Table23">
        <table:table-column table:style-name="Table23.A"/>
        <table:table-row>
          <table:table-cell table:style-name="Table23.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19">"!!!!!!"</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 is een string!!!!!!</text:span></text:span></text:p>
      <text:p text:style-name="P74">Gecombineerd:</text:p>
      <table:table table:name="Table24" table:style-name="Table24">
        <table:table-column table:style-name="Table24.A"/>
        <table:table-row>
          <table:table-cell table:style-name="Table24.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 <text:span text:style-name="T17">*</text:span> <text:span text:style-name="T27">2</text:span> <text:span text:style-name="T17">+</text:span> <text:span text:style-name="T19">"!!!!!!"</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Deze regel!!!!!!</text:span></text:span></text:p>
      <text:p text:style-name="P73"><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74">De waardes in een lijst kunnen net als bij strings bewerkt worden met de [], [:]. * en + operators.</text:p>
      <text:p text:style-name="P74">Een voorbeeld:</text:p>
      <table:table table:name="Table25" table:style-name="Table25">
        <table:table-column table:style-name="Table25.A"/>
        <table:table-row>
          <table:table-cell table:style-name="Table25.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text:span></text:span></text:p>
      <text:p text:style-name="P74">Het eerste item in de lijst krijgt de indexwaarde 0, het 2e item krijgt waarde 1 etc.</text:p>
      <table:table table:name="Table26" table:style-name="Table26">
        <table:table-column table:style-name="Table26.A"/>
        <table:table-row>
          <table:table-cell table:style-name="Table26.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text:span></text:span></text:p>
      <text:p text:style-name="P74">Nog een voorbeeld:</text:p>
      <table:table table:name="Table27" table:style-name="Table27">
        <table:table-column table:style-name="Table27.A"/>
        <table:table-row>
          <table:table-cell table:style-name="Table27.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17">:</text:span><text:span text:style-name="T27">4</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 ‘item4’]</text:span></text:span></text:p>
      <text:p text:style-name="P74">En nu met de herhaal operator (asterisk):</text:p>
      <table:table table:name="Table28" table:style-name="Table28">
        <table:table-column table:style-name="Table28.A"/>
        <table:table-row>
          <table:table-cell table:style-name="Table28.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ext:soft-page-break/>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17">:</text:span><text:span text:style-name="T27">4</text:span><text:span text:style-name="T25">]</text:span> <text:span text:style-name="T17">*</text:span> <text:span text:style-name="T27">2</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 ‘item4’, ‘item3’, ‘item4’]</text:span></text:span></text:p>
      <text:p text:style-name="P74">En met de + operator:</text:p>
      <table:table table:name="Table29" table:style-name="Table29">
        <table:table-column table:style-name="Table29.A"/>
        <table:table-row>
          <table:table-cell table:style-name="Table29.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 <text:span text:style-name="T17">+</text:span> 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1000, 2000]</text:span></text:span></text:p>
      <text:p text:style-name="P74">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list1<text:span text:style-name="T25">[</text:span><text:span text:style-name="T27">0</text:span><text:span text:style-name="T25">]</text:span> <text:span text:style-name="T17">=</text:span> <text:span text:style-name="T19">"item100"</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00’, ‘item2’, ‘item3’, ‘item4’, ‘item5’, 1000, 2000]</text:span></text:span></text:p>
      <text:p text:style-name="P74">We kunnen ook andere lijsten gebruiken in een lijst:</text:p>
      <table:table table:name="Table31" table:style-name="Table31">
        <table:table-column table:style-name="Table31.A"/>
        <table:table-row>
          <table:table-cell table:style-name="Table31.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text:span text:style-name="T23">print</text:span><text:span text:style-name="T25">(</text:span>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1000, 2000, [‘item1’, ‘item2’, ‘item3’, ‘item4’, ‘item5’]]</text:span></text:span></text:p>
      <text:p text:style-name="P74">Het verwijderen van een item uit de lijst werkt als volgt:</text:p>
      <table:table table:name="Table32" table:style-name="Table32">
        <table:table-column table:style-name="Table32.A"/>
        <table:table-row>
          <table:table-cell table:style-name="Table32.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remove<text:span text:style-name="T25">(</text:span><text:span text:style-name="T19">"item5"</text:span><text:span text:style-name="T25">)</text:span></text:p>
            <text:p text:style-name="P64">list2<text:span text:style-name="T17">.</text:span>remove<text:span text:style-name="T25">(</text:span><text:span text:style-name="T27">2000</text:span><text:span text:style-name="T25">)</text:span></text:p>
            <text:p text:style-name="P64"><text:span text:style-name="T23">print</text:span><text:span text:style-name="T25">(</text:span>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1000, [‘item1’, ‘item2’, ‘item3’, ‘item4’]]</text:span></text:span></text:p>
      <text:p text:style-name="P74">Een item toevoegen aan een lijst werkt op de volgende manier:</text:p>
      <table:table table:name="Table33" table:style-name="Table33">
        <table:table-column table:style-name="Table33.A"/>
        <table:table-row>
          <table:table-cell table:style-name="Table33.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append <text:span text:style-name="T25">(</text:span><text:span text:style-name="T19">"item6"</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item6’]</text:span></text:span></text:p>
      <text:p text:style-name="P74">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Emphasis"><text:span text:style-name="T3">[‘item100’, ‘item1’, ‘item2’, ‘item3’, ‘item4’, ‘item5’]</text:span></text:span></text:p>
      <text:p text:style-name="P73"><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74">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7">tuple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uple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tuple1 <text:span text:style-name="T17">+</text:span> tuple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1000, 2000)</text:span></text:span></text:p>
      <text:p text:style-name="P73"><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74">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dic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Naam’: ‘Jarno’, ‘Achternaam’: ‘Jarno’, ‘Leeftijd’: 16}</text:span></text:span></text:p>
      <text:p text:style-name="P74">Om echter alleen de naam op te vragen refereer je naar de sleutel:</text:p>
      <table:table table:name="Table37" table:style-name="Table37">
        <table:table-column table:style-name="Table37.A"/>
        <table:table-row>
          <table:table-cell table:style-name="Table37.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4"><text:span text:style-name="T23">print</text:span><text:span text:style-name="T25">(</text:span>dict1<text:span text:style-name="T25">[</text:span><text:span text:style-name="T19">"Naam"</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Jarno</text:span></text:span></text:p>
      <text:p text:style-name="P74">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text:soft-page-break/>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4"><text:span text:style-name="T23">print</text:span><text:span text:style-name="T25">(</text:span>dict1<text:span text:style-name="T25">[</text:span><text:span text:style-name="T19">"Naam"</text:span><text:span text:style-name="T25">]</text:span><text:span text:style-name="T17">,</text:span>dict1<text:span text:style-name="T25">[</text:span><text:span text:style-name="T19">"Achternaam"</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Jarno Baselier</text:span></text:span></text:p>
      <text:p text:style-name="P74">Het toevoegen van een nieuwe waarde aan de dictionary werkt als volgt:</text:p>
      <table:table table:name="Table39" table:style-name="Table39">
        <table:table-column table:style-name="Table39.A"/>
        <table:table-row>
          <table:table-cell table:style-name="Table39.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5"> </text:p>
            <text:p text:style-name="P64">dict2<text:span text:style-name="T25">[</text:span><text:span text:style-name="T19">"waarde3"</text:span><text:span text:style-name="T25">]</text:span> <text:span text:style-name="T17">=</text:span> <text:span text:style-name="T27">3000</text:span></text:p>
            <text:p text:style-name="P65"> </text:p>
            <text:p text:style-name="P64"><text:span text:style-name="T23">print</text:span><text:span text:style-name="T25">(</text:span>dict2<text:span text:style-name="T25">[</text:span><text:span text:style-name="T19">"waarde3"</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3000</text:span></text:span></text:p>
      <text:p text:style-name="P74">Verwijder een waarde uit de dictionary:</text:p>
      <table:table table:name="Table40" table:style-name="Table40">
        <table:table-column table:style-name="Table40.A"/>
        <table:table-row>
          <table:table-cell table:style-name="Table40.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5"> </text:p>
            <text:p text:style-name="P64">dict2<text:span text:style-name="T25">[</text:span><text:span text:style-name="T19">"waarde3"</text:span><text:span text:style-name="T25">]</text:span> <text:span text:style-name="T17">=</text:span> <text:span text:style-name="T27">3000</text:span></text:p>
            <text:p text:style-name="P64">del dict2<text:span text:style-name="T25">[</text:span><text:span text:style-name="T19">'waarde3'</text:span><text:span text:style-name="T25">]</text:span><text:span text:style-name="T17">;</text:span></text:p>
            <text:p text:style-name="P65"> </text:p>
            <text:p text:style-name="P64"><text:span text:style-name="T23">print</text:span><text:span text:style-name="T25">(</text:span>dict2<text:span text:style-name="T25">)</text:span></text:p>
          </table:table-cell>
        </table:table-row>
      </table:table>
      <text:p text:style-name="P70"><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33">DATATYPEN CONVERTEREN</text:span></text:p>
      <table:table table:name="Table41" table:style-name="Table41">
        <table:table-column table:style-name="Table41.A"/>
        <table:table-row>
          <table:table-cell table:style-name="Table41.A1" office:value-type="string">
            <text:p text:style-name="P7">float<text:span text:style-name="T17">=</text:span><text:span text:style-name="T43">100.1</text:span></text:p>
            <text:p text:style-name="P65"> </text:p>
            <text:p text:style-name="P64"><text:span text:style-name="T23">print</text:span><text:span text:style-name="T25">(</text:span>int<text:span text:style-name="T25">(</text:span>float<text:span text:style-name="T25">))</text:span></text:p>
          </table:table-cell>
        </table:table-row>
      </table:table>
      <text:p text:style-name="P9"><text:span text:style-name="Strong_20_Emphasis"><text:span text:style-name="T4">==Output==</text:span></text:span><text:span text:style-name="T4"><text:line-break/></text:span><text:span text:style-name="Emphasis"><text:span text:style-name="T4">100</text:span></text:span></text:p>
      <text:p text:style-name="P75"/>
      <text:p text:style-name="P31"/>
      <text:p text:style-name="P31"/>
      <text:p text:style-name="P31">Een integer kunnen we ook converteren string. Bijvoorbeeld:</text:p>
      <table:table table:name="Table42" table:style-name="Table42">
        <table:table-column table:style-name="Table42.A"/>
        <table:table-row>
          <table:table-cell table:style-name="Table42.A1" office:value-type="string">
            <text:p text:style-name="P7">integer<text:span text:style-name="T17">=</text:span><text:span text:style-name="T27">100</text:span></text:p>
            <text:p text:style-name="P65"> </text:p>
            <text:p text:style-name="P64"><text:span text:style-name="T23">print</text:span><text:span text:style-name="T25">(</text:span>str<text:span text:style-name="T25">(</text:span>integer<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100</text:span></text:span></text:p>
      <text:p text:style-name="P75"/>
      <text:p text:style-name="P70"><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7">naam<text:span text:style-name="T17">=</text:span><text:span text:style-name="T19">"Jarno"</text:span> <text:s text:c="3"/><text:span text:style-name="T44">#Jarno is een string</text:span></text:p>
            <text:p text:style-name="P64">leeftijd<text:span text:style-name="T17">=</text:span><text:span text:style-name="T27">16</text:span> <text:s text:c="4"/><text:span text:style-name="T44">#16 is een integer</text:span></text:p>
            <text:p text:style-name="P65"/>
            <text:p text:style-name="P64"><text:span text:style-name="T23">print</text:span><text:span text:style-name="T25">(</text:span><text:span text:style-name="T19">"Van harte gefeliciteerd "</text:span> <text:span text:style-name="T17">+</text:span> naam <text:span text:style-name="T17">+</text:span> <text:span text:style-name="T19">"! Vandaag ben je "</text:span> <text:span text:style-name="T17">+</text:span> str<text:span text:style-name="T25">(</text:span>leeftijd<text:span text:style-name="T25">)</text:span> <text:span text:style-name="T17">+</text:span> <text:span text:style-name="T19">" jaar geworden."</text:span><text:span text:style-name="T25">)</text:span></text:p>
          </table:table-cell>
        </table:table-row>
      </table:table>
      <text:p text:style-name="P70"><text:span text:style-name="Emphasis"><text:span text:style-name="T3"/></text:span></text:p>
      <text:h text:style-name="P71" text:outline-level="2"><text:span text:style-name="Emphasis"><text:span text:style-name="T15">REKENEN</text:span></text:span></text:h>
      <text:h text:style-name="P72" text:outline-level="2"><text:line-break/>+ (optellen)<text:line-break/>– (aftrekken)<text:line-break/>/ (delen)<text:line-break/>* (vermenigvuldigen)</text:h>
      <text:p text:style-name="P69"/>
      <table:table table:name="Table44" table:style-name="Table44">
        <table:table-column table:style-name="Table44.A"/>
        <table:table-row>
          <table:table-cell table:style-name="Table44.A1" office:value-type="string">
            <text:p text:style-name="P7">getal1<text:span text:style-name="T17">=</text:span><text:span text:style-name="T27">1</text:span></text:p>
            <text:p text:style-name="P64">getal2<text:span text:style-name="T17">=</text:span><text:span text:style-name="T27">10</text:span></text:p>
            <text:p text:style-name="P65"> </text:p>
            <text:p text:style-name="P64"><text:span text:style-name="T23">print</text:span><text:span text:style-name="T25">(</text:span>getal2<text:span text:style-name="T17">/</text:span>getal1<text:span text:style-name="T25">)</text:span></text:p>
            <text:p text:style-name="P64"><text:span text:style-name="T23">print</text:span><text:span text:style-name="T25">(</text:span>getal1<text:span text:style-name="T17">+</text:span>getal2<text:span text:style-name="T25">)</text:span></text:p>
            <text:p text:style-name="P64"><text:span text:style-name="T23">print</text:span><text:span text:style-name="T25">(</text:span>getal2<text:span text:style-name="T17">-</text:span>getal1<text:span text:style-name="T25">)</text:span></text:p>
            <text:p text:style-name="P64"><text:span text:style-name="T23">print</text:span><text:span text:style-name="T25">(</text:span>getal1<text:span text:style-name="T17">*</text:span>getal2<text:span text:style-name="T25">)</text:span></text:p>
            <text:p text:style-name="P64"><text:span text:style-name="T23">print</text:span><text:span text:style-name="T25">(</text:span><text:span text:style-name="T27">10</text:span><text:span text:style-name="T17">/</text:span><text:span text:style-name="T27">10</text:span><text:span text:style-name="T25">)</text:span></text:p>
            <text:p text:style-name="P64"><text:span text:style-name="T23">print</text:span><text:span text:style-name="T25">(</text:span><text:span text:style-name="T27">5</text:span><text:span text:style-name="T17">/</text:span><text:span text:style-name="T27">2</text:span><text:span text:style-name="T25">)</text:span></text:p>
          </table:table-cell>
        </table:table-row>
      </table:table>
      <text:p text:style-name="P70"><text:span text:style-name="Emphasis"><text:span text:style-name="T3"/></text:span></text:p>
      <text:p text:style-name="P70"><text:span text:style-name="Emphasis"><text:span text:style-name="T3">Er zijn nog meer operators in berekeningen, zoals:</text:span></text:span></text:p>
      <text:p text:style-name="P15">%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5">Let op. Vermenigvuldigen en delen gaat bij sommen VOOR optellen en aftrekken.</text:p>
      <text:h text:style-name="P14" text:outline-level="2"><text:span text:style-name="T37">h</text:span><text:span text:style-name="T36">2</text:span></text:h>
      <text:h text:style-name="P13" text:outline-level="2"><text:span text:style-name="T34">IMPORTS </text:span><text:span text:style-name="T35">van modules</text:span></text:h>
      <text:p text:style-name="P15">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42">Nog verder uitwerken.</text:p>
      <text:p text:style-name="P22"/>
      <text:h text:style-name="P11" text:outline-level="2">FUNCTIES</text:h>
      <text:p text:style-name="P15">Een functie in Python is een blok code die wordt gebruikt om één specifieke taak uit te voeren en in de rest van het script herbruikbaar is. Functies zorgen voor een betere modulariteit voor de toepassing en een hoge mate van code hergebruik.</text:p>
      <text:p text:style-name="P15"><text:span text:style-name="T46">Z</text:span>oals print.</text:p>
      <text:p text:style-name="P21">Zelf een functie maken: <text:s/>Dit doen wordt gedaan met het keyword: <text:span text:style-name="T47">def</text:span><text:span text:style-name="T48">. = definieren, / define. Na </text:span><text:span text:style-name="T47">def</text:span><text:span text:style-name="T48"> plaats je de functienaam. Deze naam roep je later weer in het script op om de funcite te gebuiken. Na de functienaam volgen de () haakjes. In de haakjes zitten de input-parameters en argumenten, daarna de dubbele punt:. Dan… begint de funciecode.</text:span></text:p>
      <text:p text:style-name="P23">Deze begint in een dotstring.. “ “ dit is de uitleg van de functie.</text:p>
      <text:p text:style-name="P43"><text:span text:style-name="T39">Dan schrijf je de functie, als die klaar is, sluit je die af met een </text:span><text:span text:style-name="T42">return</text:span><text:span text:style-name="T40"> die optioneel een waarde kan terugsturen naar de caller. Maar zonder waarde is deze hetzelfde als een </text:span><text:span text:style-name="T42">return None.</text:span></text:p>
      <text:p text:style-name="P43"><text:span text:style-name="T40">Voorbeeld: </text:span><text:span text:style-name="T41">een liedje voor een koor met meerdere stemmen:</text:span></text:p>
      <text:p text:style-name="P44">def hvPP(persoon):</text:p>
      <text:p text:style-name="P44"><text:s text:c="4"/>"liedje arrangeren voor een jongens en meisjes koor."</text:p>
      <text:p text:style-name="P44"><text:s text:c="4"/>print("1 - <text:s/>2 <text:s/>- <text:s/>3 <text:s/>- <text:s/>4")</text:p>
      <text:p text:style-name="P44"><text:s text:c="4"/>print(" h - v <text:s/>- <text:s/>h <text:s/>- <text:s/>v")</text:p>
      <text:p text:style-name="P44"><text:s text:c="4"/>print("1 - <text:s/>2 <text:s/>- <text:s/>3 <text:s/>- <text:s/>4")</text:p>
      <text:p text:style-name="P44"><text:s text:c="4"/>print(" h - v <text:s/>....")</text:p>
      <text:p text:style-name="P44"><text:s text:c="4"/>print(persoon + "\n(zing heel hard): <text:s/>PAPIER <text:s/>!!!")</text:p>
      <text:p text:style-name="P44"><text:s text:c="4"/>print(" ")</text:p>
      <text:p text:style-name="P44"><text:s text:c="4"/>return</text:p>
      <text:p text:style-name="P44"/>
      <text:p text:style-name="P44">hvPP( 'Meisjes :' )</text:p>
      <text:p text:style-name="P44">hvPP( 'Jongens :' )</text:p>
      <text:p text:style-name="P44">hvPP( 'Transgenders :' )</text:p>
      <text:p text:style-name="P44">hvPP('Bejaarden :')</text:p>
      <text:p text:style-name="P44">hvPP('De mannen :')</text:p>
      <text:p text:style-name="P44">hvPP("De vrouwen :")</text:p>
      <text:p text:style-name="P44">hvPP('en als laatsten...\nDe Vegetariërs :')</text:p>
      <text:p text:style-name="Text_20_body"><text:soft-page-break/><text:line-break/></text:p>
      <text:p text:style-name="Text_20_body"/>
      <text:h text:style-name="P13" text:outline-level="2">REGULIERE EXPRESSIE EN ESCAPES</text:h>
      <text:p text:style-name="P60"><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848627110" text:style-name="L2">
        <text:list-item>
          <text:p text:style-name="P90"><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90"><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90"><text:span text:style-name="Strong_20_Emphasis"><text:span text:style-name="T2">. – punt</text:span></text:span><text:span text:style-name="T2"><text:line-break/>Een punt betekend een willekeurig karakter (behalve \n).</text:span></text:p>
        </text:list-item>
        <text:list-item>
          <text:p text:style-name="P90"><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90"><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90"><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90"><text:span text:style-name="Strong_20_Emphasis"><text:span text:style-name="T2">\n </text:span></text:span><text:span text:style-name="T2"><text:line-break/>Een nieuwe lijn / witregel</text:span></text:p>
        </text:list-item>
        <text:list-item>
          <text:p text:style-name="P90"><text:span text:style-name="Strong_20_Emphasis"><text:span text:style-name="T2">\d</text:span></text:span><text:span text:style-name="T2"><text:line-break/>Elk decimaal teken, dus hetzelfde als [0-9]</text:span></text:p>
        </text:list-item>
        <text:list-item>
          <text:p text:style-name="P90"><text:span text:style-name="Strong_20_Emphasis"><text:span text:style-name="T2">\D</text:span></text:span><text:span text:style-name="T2"><text:line-break/>Geen decimaal teken, dus hetzelfde als [^0-9]</text:span></text:p>
        </text:list-item>
        <text:list-item>
          <text:p text:style-name="P90"><text:span text:style-name="Strong_20_Emphasis"><text:span text:style-name="T2">\s</text:span></text:span><text:span text:style-name="T2"><text:line-break/>Elk whitespace karakter, dus hetzelfde als [ \t\n\r\f\v]</text:span></text:p>
        </text:list-item>
        <text:list-item>
          <text:p text:style-name="P90"><text:span text:style-name="Strong_20_Emphasis"><text:span text:style-name="T2">\S</text:span></text:span><text:span text:style-name="T2"><text:line-break/>Geen whitespace karakter, dus hetzelfde als [^ \t\n\r\f\v]</text:span></text:p>
        </text:list-item>
        <text:list-item>
          <text:p text:style-name="P90"><text:span text:style-name="Strong_20_Emphasis"><text:span text:style-name="T2">\t</text:span></text:span><text:span text:style-name="T2"><text:line-break/>Een tab</text:span></text:p>
        </text:list-item>
        <text:list-item>
          <text:p text:style-name="P90"><text:span text:style-name="Strong_20_Emphasis"><text:span text:style-name="T2">\w</text:span></text:span><text:span text:style-name="T2"><text:line-break/>Elk alfanumeriek karakter, dus hetzelfde als [a-zA-Z0-9_]</text:span></text:p>
        </text:list-item>
        <text:list-item>
          <text:p text:style-name="P87"><text:span text:style-name="Strong_20_Emphasis"><text:span text:style-name="T2">\W</text:span></text:span><text:span text:style-name="T2"><text:line-break/>Geen alfanumeriek karakter, dus hetzelfde als [^a-zA-Z0-9_]</text:span></text:p>
        </text:list-item>
      </text:list>
      <text:p text:style-name="P15">Hier een RegEx voorbeeld in Python:</text:p>
      <table:table table:name="Table45" table:style-name="Table45">
        <table:table-column table:style-name="Table45.A"/>
        <table:table-row>
          <table:table-cell table:style-name="Table45.A1" office:value-type="string">
            <text:p text:style-name="P7">import re</text:p>
            <text:p text:style-name="P64">regex <text:span text:style-name="T17">=</text:span> re<text:span text:style-name="T17">.</text:span>compile<text:span text:style-name="T25">(</text:span><text:span text:style-name="T19">"[a-zA-Z]+"</text:span> <text:span text:style-name="T19">"[0-9]+"</text:span> <text:span text:style-name="T19">"[a-z]*"</text:span><text:span text:style-name="T25">)</text:span></text:p>
            <text:p text:style-name="P65"> </text:p>
            <text:p text:style-name="P64"><text:soft-page-break/>str <text:span text:style-name="T17">=</text:span> <text:span text:style-name="T19">"Xcddddddddc8dddd"</text:span></text:p>
            <text:p text:style-name="P64"><text:span text:style-name="T23">print</text:span><text:span text:style-name="T25">(</text:span>regex<text:span text:style-name="T17">.</text:span>match<text:span text:style-name="T25">(</text:span>str<text:span text:style-name="T25">)</text:span><text:span text:style-name="T17">.</text:span>group<text:span text:style-name="T25">())</text:span></text:p>
          </table:table-cell>
        </table:table-row>
      </table:table>
      <text:p text:style-name="P15">In dit simpele voorbeeld zien we de volgende zaken:</text:p>
      <text:p text:style-name="P15">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5">Als we dit voorbeeld uitbreiden dan zien we het volgende:</text:p>
      <table:table table:name="Table46" table:style-name="Table46">
        <table:table-column table:style-name="Table46.A"/>
        <table:table-row>
          <table:table-cell table:style-name="Table46.A1" office:value-type="string">
            <text:p text:style-name="P7">import re</text:p>
            <text:p text:style-name="P64">regex1 <text:span text:style-name="T17">=</text:span> re<text:span text:style-name="T17">.</text:span>compile<text:span text:style-name="T25">(</text:span><text:span text:style-name="T19">"[a-zA-Z]"</text:span><text:span text:style-name="T25">)</text:span></text:p>
            <text:p text:style-name="P64">regex2 <text:span text:style-name="T17">=</text:span> re<text:span text:style-name="T17">.</text:span>compile<text:span text:style-name="T25">(</text:span><text:span text:style-name="T19">"[a-zA-Z]+"</text:span> <text:span text:style-name="T19">"[0-9]"</text:span><text:span text:style-name="T25">)</text:span></text:p>
            <text:p text:style-name="P64">regex3 <text:span text:style-name="T17">=</text:span> re<text:span text:style-name="T17">.</text:span>compile<text:span text:style-name="T25">(</text:span><text:span text:style-name="T19">"[a-zA-Z]+"</text:span> <text:span text:style-name="T19">"[0-9]+"</text:span> <text:span text:style-name="T19">"[a-z]*"</text:span><text:span text:style-name="T25">)</text:span></text:p>
            <text:p text:style-name="P64">regex4 <text:span text:style-name="T17">=</text:span> re<text:span text:style-name="T17">.</text:span>compile<text:span text:style-name="T25">(</text:span><text:span text:style-name="T19">"[a-zA-Z]+"</text:span> <text:span text:style-name="T19">"[0-9]+"</text:span> <text:span text:style-name="T19">"[a-zA-Z]*"</text:span><text:span text:style-name="T25">)</text:span></text:p>
            <text:p text:style-name="P65"> </text:p>
            <text:p text:style-name="P64">str <text:span text:style-name="T17">=</text:span> <text:span text:style-name="T19">"Ikben1grootfanvanPython"</text:span></text:p>
            <text:p text:style-name="P64"><text:span text:style-name="T23">print</text:span><text:span text:style-name="T25">(</text:span>regex1<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2<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3<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4<text:span text:style-name="T17">.</text:span>match<text:span text:style-name="T25">(</text:span>str<text:span text:style-name="T25">)</text:span><text:span text:style-name="T17">.</text:span>group<text:span text:style-name="T25">())</text:span></text:p>
          </table:table-cell>
        </table:table-row>
      </table:table>
      <text:p text:style-name="P60"><text:span text:style-name="Strong_20_Emphasis"><text:span text:style-name="T3"/></text:span></text:p>
      <text:p text:style-name="P60"><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63">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36">H 4</text:p>
      <text:p text:style-name="P38"><text:span text:style-name="T50">Wat zijn </text:span><text:span text:style-name="T51">loops</text:span><text:span text:style-name="T50">: </text:span></text:p>
      <text:p text:style-name="P38"><text:span text:style-name="T50">L</text:span><text:span text:style-name="T49">ussen in programmacode zijn delen in de programmacode die keer naar keer herhaald worden behalve wanneer aan een bepaalde waarde wordt voldaan waarna de code weer verder gaat.</text:span></text:p>
      <text:p text:style-name="P17">We kennen 2 soorten loops. De “while” en de “for” loop. </text:p>
      <text:p text:style-name="P52">FOR LOOP <text:span text:style-name="T52">van een string</text:span></text:p>
      <text:p text:style-name="P51"><text:span text:style-name="T53">for</text:span> letter <text:span text:style-name="T53">in</text:span> "Bananenschillenmand":</text:p>
      <text:p text:style-name="P51"><text:s text:c="4"/>print ("Van boven naar beneden: <text:s/>", letter)</text:p>
      <text:p text:style-name="P51"/>
      <text:p text:style-name="P32">result==&gt;</text:p>
      <text:p text:style-name="P32"><text:soft-page-break/>Van boven naar beneden: <text:s text:c="2"/>B</text:p>
      <text:p text:style-name="P32">Van boven naar beneden: <text:s text:c="2"/>a</text:p>
      <text:p text:style-name="P32">Van boven naar beneden: <text:s text:c="2"/>n</text:p>
      <text:p text:style-name="P32">Van boven naar beneden: <text:s text:c="2"/>a</text:p>
      <text:p text:style-name="P32">Van boven naar beneden: <text:s text:c="2"/>n</text:p>
      <text:p text:style-name="P32">Van boven naar beneden: <text:s text:c="2"/>e</text:p>
      <text:p text:style-name="P32">Van boven naar beneden: <text:s text:c="2"/>n</text:p>
      <text:p text:style-name="P32">Van boven naar beneden: <text:s text:c="2"/>s</text:p>
      <text:p text:style-name="P32">Van boven naar beneden: <text:s text:c="2"/>c</text:p>
      <text:p text:style-name="P32">Van boven naar beneden: <text:s text:c="2"/>h</text:p>
      <text:p text:style-name="P32">Van boven naar beneden: <text:s text:c="2"/>i</text:p>
      <text:p text:style-name="P32">Van boven naar beneden: <text:s text:c="2"/>l</text:p>
      <text:p text:style-name="P32">Van boven naar beneden: <text:s text:c="2"/>l</text:p>
      <text:p text:style-name="P32">Van boven naar beneden: <text:s text:c="2"/>e</text:p>
      <text:p text:style-name="P32">Van boven naar beneden: <text:s text:c="2"/>n</text:p>
      <text:p text:style-name="P32">Van boven naar beneden: <text:s text:c="2"/>m</text:p>
      <text:p text:style-name="P32">Van boven naar beneden: <text:s text:c="2"/>a</text:p>
      <text:p text:style-name="P32">Van boven naar beneden: <text:s text:c="2"/>n</text:p>
      <text:p text:style-name="P32">Van boven naar beneden: <text:s text:c="2"/>d</text:p>
      <text:p text:style-name="P32"/>
      <text:p text:style-name="P55">FOR LOOP van een list</text:p>
      <text:p text:style-name="P32">fruitmand = ["appel", "peer", "mango", "kersen", "banaan"]</text:p>
      <text:p text:style-name="P53"><text:span text:style-name="T53">for</text:span><text:span text:style-name="T38"> fruit </text:span><text:span text:style-name="T53">in</text:span><text:span text:style-name="T38"> fruitmand:</text:span></text:p>
      <text:p text:style-name="P32"><text:s text:c="4"/>print("In de mand: <text:s/>", fruit)</text:p>
      <text:p text:style-name="P32"/>
      <text:p text:style-name="P92">result ==&gt;</text:p>
      <text:p text:style-name="P32">In de mand: <text:s text:c="2"/>appel</text:p>
      <text:p text:style-name="P32">In de mand: <text:s text:c="2"/>peer</text:p>
      <text:p text:style-name="P32">In de mand: <text:s text:c="2"/>mango</text:p>
      <text:p text:style-name="P32">In de mand: <text:s text:c="2"/>kersen</text:p>
      <text:p text:style-name="P32">In de mand: <text:s text:c="2"/>banaan</text:p>
      <text:p text:style-name="P35"><text:soft-page-break/>Alleen de eerste letter printen:</text:p>
      <text:p text:style-name="P33">fruitmand = ["appel", "peer", "mango", "kersen", "zeemeermin", <text:s/>"banaan"]</text:p>
      <text:p text:style-name="P33"><text:span text:style-name="T1">for</text:span> fruit <text:span text:style-name="T1">in</text:span> fruitmand:</text:p>
      <text:p text:style-name="P33"><text:s text:c="4"/>print("In de mand: <text:s/>", fruit [0])</text:p>
      <text:p text:style-name="P33"/>
      <text:p text:style-name="P33">result ==&gt;</text:p>
      <text:p text:style-name="P33">In de mand: <text:s text:c="2"/>a</text:p>
      <text:p text:style-name="P33">In de mand: <text:s text:c="2"/>p</text:p>
      <text:p text:style-name="P33">In de mand: <text:s text:c="2"/>m</text:p>
      <text:p text:style-name="P33">In de mand: <text:s text:c="2"/>k</text:p>
      <text:p text:style-name="P33">In de mand: <text:s text:c="2"/>z</text:p>
      <text:p text:style-name="P33">In de mand: <text:s text:c="2"/>b</text:p>
      <text:p text:style-name="P33"/>
      <text:p text:style-name="P54">Een range maken</text:p>
      <text:p text:style-name="P33"/>
      <text:p text:style-name="P33">for x in range (4):</text:p>
      <text:p text:style-name="P33"><text:s text:c="4"/>print (x)</text:p>
      <text:p text:style-name="P32"/>
      <text:p text:style-name="P34">output ==&gt;</text:p>
      <text:p text:style-name="P34">0</text:p>
      <text:p text:style-name="P34">1</text:p>
      <text:p text:style-name="P34">2</text:p>
      <text:p text:style-name="P34">3</text:p>
      <text:p text:style-name="P34"/>
      <text:p text:style-name="P54">een geselcteerde range maken</text:p>
      <text:p text:style-name="P34">for x in range (4,7):</text:p>
      <text:p text:style-name="P34"><text:s text:c="4"/>print (x)</text:p>
      <text:p text:style-name="P15"/>
      <text:p text:style-name="P24">output ==&gt;</text:p>
      <text:p text:style-name="P24">4</text:p>
      <text:p text:style-name="P24">5</text:p>
      <text:p text:style-name="P24">6</text:p>
      <text:p text:style-name="P24"><text:soft-page-break/></text:p>
      <text:p text:style-name="P24"><text:span text:style-name="Strong_20_Emphasis"><text:span text:style-name="T1">Break Statement:</text:span></text:span><text:line-break/>Een loop kunnen we onderbreken middels het “break” commando. Na beëindiging van de loop wordt onmiddellijk de volgende code of loop uitgevoerd. </text:p>
      <text:p text:style-name="P47"># Break statement.</text:p>
      <text:p text:style-name="P47">for letter in "Appeltaart":</text:p>
      <text:p text:style-name="P47"><text:s text:c="3"/>if letter == "t":</text:p>
      <text:p text:style-name="P47"><text:s text:c="6"/>break</text:p>
      <text:p text:style-name="P47"><text:s text:c="3"/>print ("In het scherm: ", letter)</text:p>
      <text:p text:style-name="P47"><text:s text:c="3"/><text:span text:style-name="T54">==&gt;output:</text:span></text:p>
      <text:p text:style-name="P56">In het scherm: <text:s/>A</text:p>
      <text:p text:style-name="P56">In het scherm: <text:s/>p</text:p>
      <text:p text:style-name="P56">In het scherm: <text:s/>p</text:p>
      <text:p text:style-name="P56">In het scherm: <text:s/>e</text:p>
      <text:p text:style-name="P56">In het scherm: <text:s/>l</text:p>
      <text:p text:style-name="P28">PASS STATEMENT</text:p>
      <text:p text:style-name="P48"># Pass statement.</text:p>
      <text:p text:style-name="P48"/>
      <text:p text:style-name="P48">for letter in 'Appelvla':</text:p>
      <text:p text:style-name="P48"><text:s text:c="3"/>if letter == 'v':</text:p>
      <text:p text:style-name="P48"><text:s text:c="6"/>pass</text:p>
      <text:p text:style-name="P48"><text:s text:c="6"/>print ('Dit is het pass blok')</text:p>
      <text:p text:style-name="P48"><text:s text:c="3"/>print ('Scherm :', letter)</text:p>
      <text:p text:style-name="P48">output ==&gt;</text:p>
      <text:p text:style-name="P57">Scherm : A</text:p>
      <text:p text:style-name="P57">Scherm : p</text:p>
      <text:p text:style-name="P57">Scherm : p</text:p>
      <text:p text:style-name="P57">Scherm : e</text:p>
      <text:p text:style-name="P57">Scherm : l</text:p>
      <text:p text:style-name="P57">Dit is het pass blok</text:p>
      <text:p text:style-name="P57">Scherm : v</text:p>
      <text:p text:style-name="P57">Scherm : l</text:p>
      <text:p text:style-name="P57">Scherm : a</text:p>
      <text:p text:style-name="P27"/>
      <text:p text:style-name="P15"/>
      <text:p text:style-name="P18"><text:soft-page-break/><text:span text:style-name="Strong_20_Emphasis"><text:span text:style-name="T47">Else Statement</text:span></text:span></text:p>
      <text:p text:style-name="P18"><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5">Een “else” statement moet altijd voorafgaan van een “if” statement (als – dan):</text:p>
      <text:p text:style-name="P15">Voorbeeld:</text:p>
      <text:p text:style-name="P46"># de achtbaan</text:p>
      <text:p text:style-name="P46"><text:span text:style-name="T1">kindLengte</text:span> = 180</text:p>
      <text:p text:style-name="P46"><text:span text:style-name="T1">eis</text:span> = 150</text:p>
      <text:p text:style-name="P46"><text:span text:style-name="T1">if</text:span> <text:span text:style-name="T1">kindLengte</text:span> ==<text:span text:style-name="T1">eis</text:span>:</text:p>
      <text:p text:style-name="P46"><text:s text:c="3"/>print ("Jij mag mee, want je bent: ",<text:span text:style-name="T1">kindLengte</text:span> ," cm, maar neem een begeleider mee")</text:p>
      <text:p text:style-name="P46"><text:span text:style-name="T1">elif</text:span> kindLengte &lt;= eis:</text:p>
      <text:p text:style-name="P46"><text:s text:c="3"/>print("Minimum lengte is", <text:span text:style-name="T1">eis</text:span> ,"cm, helaas je mag niet mee, want jij bent: <text:s/>", <text:span text:style-name="T1">kindLengte</text:span>, "centimeter. " <text:s/>)</text:p>
      <text:p text:style-name="P46"/>
      <text:p text:style-name="P46"><text:span text:style-name="T1">else</text:span> :</text:p>
      <text:p text:style-name="P46"><text:s text:c="3"/>print ("Jij mag mee, want je bent: ",<text:span text:style-name="T1">kindLengte</text:span> - <text:span text:style-name="T1">eis</text:span> ," cm langer.")</text:p>
      <text:p text:style-name="P15">-------------------------------------------------------------------------------------------------------------------------</text:p>
      <text:p text:style-name="P15"/>
      <text:p text:style-name="P29">FOR LOOP CIJFERS</text:p>
      <text:p text:style-name="P49"># NOG EEN FOR LOOPJE</text:p>
      <text:p text:style-name="P49">nummers = [2,4,6, 11]</text:p>
      <text:p text:style-name="P49">for num in nummers:</text:p>
      <text:p text:style-name="P49"><text:s text:c="3"/>if num%2 == 0:</text:p>
      <text:p text:style-name="P49"><text:s text:c="9"/>print ('Deze lijst heeft 3 getallen door 2 deelbaar, even nummer.')</text:p>
      <text:p text:style-name="P49"><text:s text:c="9"/>break</text:p>
      <text:p text:style-name="P49"><text:s text:c="3"/>else:</text:p>
      <text:p text:style-name="P49"><text:s text:c="8"/>print("11 is nergens deelbaar door…")</text:p>
      <text:p text:style-name="P50">output==&gt;</text:p>
      <text:p text:style-name="P58">Deze lijst heeft 3 getallen door 2 deelbaar, even nummer.</text:p>
      <text:p text:style-name="P25"/>
      <text:p text:style-name="P49"><text:s text:c="13"/></text:p>
      <text:p text:style-name="P49"><text:s text:c="13"/></text:p>
      <text:p text:style-name="P46"/>
      <text:h text:style-name="P13" text:outline-level="2"><text:soft-page-break/>WHILE LOOP</text:h>
      <text:p text:style-name="P15">De “while” loop is vergelijkbaar met de “for” loop. <text:span text:style-name="T55">D</text:span>e while loop <text:span text:style-name="T55">gaat door</text:span> tot aan een bepaalde waarde voldaan wordt of tot er een fout gegenereerd wordt. </text:p>
      <text:p text:style-name="P15"/>
      <text:p text:style-name="P45">teller = 0</text:p>
      <text:p text:style-name="P45">while (teller &lt; 4):</text:p>
      <text:p text:style-name="P45"><text:s text:c="3"/>print("Het aantal biljetten is", teller)</text:p>
      <text:p text:style-name="P45"><text:s text:c="3"/>teller = teller + 1</text:p>
      <text:p text:style-name="P45">→</text:p>
      <text:p text:style-name="P59">Het aantal biljetten is 0</text:p>
      <text:p text:style-name="P59">Het aantal biljetten is 1</text:p>
      <text:p text:style-name="P59">Het aantal biljetten is 2</text:p>
      <text:p text:style-name="P59">Het aantal biljetten is 3</text:p>
      <text:p text:style-name="P27"/>
      <text:p text:style-name="P45"># whilel loop, per 3 laten telle<text:span text:style-name="T56">n</text:span></text:p>
      <text:p text:style-name="P45">wijnkelder = 0</text:p>
      <text:p text:style-name="P45">while(wijnkelder&lt;30):</text:p>
      <text:p text:style-name="P45"><text:s text:c="3"/>print('Aantal flessen: ', wijnkelder)</text:p>
      <text:p text:style-name="P45"><text:s text:c="3"/>wijnkelder = <text:s/>wijnkelder + 3</text:p>
      <text:p text:style-name="P45"><text:s text:c="13"/></text:p>
      <text:p text:style-name="Text_20_body"/>
      <table:table table:name="Table47" table:style-name="Table47">
        <table:table-column table:style-name="Table47.A"/>
        <table:table-row>
          <table:table-cell table:style-name="Table47.A1" office:value-type="string">
            <text:p text:style-name="P7">teller <text:span text:style-name="T17">=</text:span> <text:span text:style-name="T27">0</text:span></text:p>
            <text:p text:style-name="P64"><text:span text:style-name="T23">while</text:span> <text:span text:style-name="T25">(</text:span>teller <text:span text:style-name="T17">&lt;</text:span> <text:span text:style-name="T29">2</text:span><text:span text:style-name="T25">)</text:span><text:span text:style-name="T17">:</text:span></text:p>
            <text:p text:style-name="P65"><text:s text:c="3"/><text:span text:style-name="T24">print</text:span><text:span text:style-name="T57"> </text:span><text:span text:style-name="T26">(</text:span><text:span text:style-name="T20">"Het huidige getal is kleiner dan:"</text:span><text:span text:style-name="T18">,</text:span><text:span text:style-name="T57"> teller</text:span><text:span text:style-name="T26">)</text:span></text:p>
            <text:p text:style-name="P65"><text:s text:c="3"/><text:span text:style-name="T57">teller </text:span><text:span text:style-name="T18">=</text:span><text:span text:style-name="T57"> teller </text:span><text:span text:style-name="T18">+</text:span><text:span text:style-name="T57"> </text:span><text:span text:style-name="T28">1</text:span></text:p>
            <text:p text:style-name="P64"><text:span text:style-name="T23">else</text:span><text:span text:style-name="T17">:</text:span></text:p>
            <text:p text:style-name="P65"><text:s text:c="3"/><text:span text:style-name="T24">print</text:span><text:span text:style-name="T57"> </text:span><text:span text:style-name="T26">(</text:span><text:span text:style-name="T20">"Het huidige getal is gelijk aan of groter dan:"</text:span><text:span text:style-name="T18">,</text:span><text:span text:style-name="T57"> teller</text:span><text:span text:style-name="T26">)</text:span></text:p>
          </table:table-cell>
        </table:table-row>
      </table:table>
      <text:p text:style-name="P9"><text:span text:style-name="Strong_20_Emphasis"><text:span text:style-name="T3">==Output==</text:span></text:span><text:span text:style-name="T3"><text:line-break/></text:span><text:span text:style-name="Emphasis"><text:span text:style-name="T3"><text:line-break/>Het huidige getal is kleiner dan: 0<text:line-break/>Het huidige getal is kleiner dan: 1<text:line-break/>Het huidige getal is gelijk aan of groter dan: </text:span></text:span><text:span text:style-name="Emphasis"><text:span text:style-name="T6">2</text:span></text:span></text:p>
      <text:p text:style-name="Text_20_body"/>
      <text:p text:style-name="P2"/>
      <text:p text:style-name="P2"/>
      <text:p text:style-name="P2"/>
      <text:p text:style-name="P2"/>
      <text:p text:style-name="P4"><text:soft-page-break/># whilel loop, teller</text:p>
      <text:p text:style-name="P4"/>
      <text:p text:style-name="P4">teller = 6</text:p>
      <text:p text:style-name="P4">while (teller &lt; 5):</text:p>
      <text:p text:style-name="P4"><text:s text:c="3"/>print("Kleiner dan:", teller)</text:p>
      <text:p text:style-name="P4"><text:s text:c="3"/>teller = teller + 1</text:p>
      <text:p text:style-name="P4"/>
      <text:p text:style-name="P4">if teller == 5 :</text:p>
      <text:p text:style-name="P4"><text:s text:c="3"/>print("Gelijk aan:", teller)</text:p>
      <text:p text:style-name="P4"/>
      <text:p text:style-name="P4">elif teller &gt; 5:</text:p>
      <text:p text:style-name="P4"><text:s text:c="3"/>print("Groter dan: 5")</text:p>
      <text:p text:style-name="P4"/>
      <text:p text:style-name="P5">output==&gt;</text:p>
      <text:p text:style-name="P5"/>
      <text:p text:style-name="P6">Groter dan: 5</text:p>
      <text:p text:style-name="P6"/>
      <text:p text:style-name="P6"/>
      <text:p text:style-name="P3"/>
      <table:table table:name="Table48" table:style-name="Table48">
        <table:table-column table:style-name="Table48.A"/>
        <table:table-row>
          <table:table-cell table:style-name="Table48.A1" office:value-type="string">
            <text:p text:style-name="P8">#Voorbeeld “<text:span text:style-name="T58">prompten met invoer.</text:span></text:p>
            <text:p text:style-name="P65"/>
            <text:p text:style-name="P64">tekstregels <text:span text:style-name="T17">=</text:span> <text:span text:style-name="T32">list</text:span><text:span text:style-name="T25">()</text:span></text:p>
            <text:p text:style-name="P64"><text:span text:style-name="T23">print</text:span><text:span text:style-name="T25">(</text:span><text:span text:style-name="T19">'Type een tekstregel.'</text:span><text:span text:style-name="T25">)</text:span></text:p>
            <text:p text:style-name="P64"><text:span text:style-name="T23">print</text:span><text:span text:style-name="T25">(</text:span><text:span text:style-name="T19">'Type "sluiten" om af te sluiten'</text:span><text:span text:style-name="T25">)</text:span></text:p>
            <text:p text:style-name="P65"> </text:p>
            <text:p text:style-name="P64">line <text:span text:style-name="T17">=</text:span> input<text:span text:style-name="T25">(</text:span><text:span text:style-name="T19">'Je 1e tekstregel: '</text:span><text:span text:style-name="T25">)</text:span></text:p>
            <text:p text:style-name="P64"><text:span text:style-name="T23">while</text:span> line <text:span text:style-name="T17">!=</text:span> <text:span text:style-name="T19">'sluiten'</text:span><text:span text:style-name="T17">:</text:span></text:p>
            <text:p text:style-name="P65"><text:s text:c="4"/><text:span text:style-name="T57">tekstregels</text:span><text:span text:style-name="T18">.</text:span><text:span text:style-name="T57">append</text:span><text:span text:style-name="T26">(</text:span><text:span text:style-name="T57">line</text:span><text:span text:style-name="T26">)</text:span></text:p>
            <text:p text:style-name="P65"><text:s text:c="4"/><text:span text:style-name="T57">line </text:span><text:span text:style-name="T18">=</text:span><text:span text:style-name="T57"> input</text:span><text:span text:style-name="T26">(</text:span><text:span text:style-name="T20">'Volgende tekstregel: '</text:span><text:span text:style-name="T26">)</text:span></text:p>
            <text:p text:style-name="P65"> </text:p>
            <text:p text:style-name="P64"><text:span text:style-name="T23">print</text:span><text:span text:style-name="T25">(</text:span><text:span text:style-name="T19">'Je tekstregels waren:'</text:span><text:span text:style-name="T25">)</text:span></text:p>
            <text:p text:style-name="P64"><text:span text:style-name="T23">for</text:span> line in tekstregels<text:span text:style-name="T17">:</text:span></text:p>
            <text:p text:style-name="P65"><text:s text:c="4"/><text:span text:style-name="T24">print</text:span><text:span text:style-name="T26">(</text:span><text:span text:style-name="T57">line</text:span><text:span text:style-name="T26">)</text:span></text:p>
          </table:table-cell>
        </table:table-row>
      </table:table>
      <text:p text:style-name="P15"/>
      <text:p text:style-name="P15">Hier gebeurt het volgende. Bij het uitvoeren krijgt de gebruiker de prompt te zien “Type een tekstregel.”. De gebruiker type een tekstregel. Deze tekstregel wordt opgeslagen in een lijst en alle tekstregels worden aan de gebruiker geretourneerd wanneer deze het woord “sluiten” typ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8"><text:soft-page-break/>HOOFDSTUK 5</text:p>
      <text:p text:style-name="P78"/>
      <text:h text:style-name="P81" text:outline-level="2">LOGICAL OPERATORS (AND, OR, NOT)</text:h>
      <text:p text:style-name="P15">We kunnen code ook sturen d.m.v. zogenaamde “logical operators”. De ondersteunde logical operators in Python zijn: <text:s/>“And”, “Or” en “Not”.</text:p>
      <text:p text:style-name="P60"><text:span text:style-name="T10">And</text:span><text:span text:style-name="T2"> <text:tab/>= Als er aan de vorige </text:span><text:span text:style-name="Strong_20_Emphasis"><text:span text:style-name="T2">en </text:span></text:span><text:span text:style-name="T2">aan de volgende voorwaarde voldaan wordt<text:line-break/></text:span><text:span text:style-name="T10">Or</text:span><text:span text:style-name="T2"> <text:tab/>= Als er aan de vorige </text:span><text:span text:style-name="Strong_20_Emphasis"><text:span text:style-name="T2">of </text:span></text:span><text:span text:style-name="T2">aan de volgende voorwaarde voldaan wordt<text:line-break/></text:span><text:span text:style-name="T10">Not</text:span><text:span text:style-name="T2"> <text:tab/>= Als er </text:span><text:span text:style-name="Strong_20_Emphasis"><text:span text:style-name="T2">niet </text:span></text:span><text:span text:style-name="T2">aan de opgegeven voorwaarde voldaan wordt</text:span></text:p>
      <text:p text:style-name="P88">Bijvoorbeeld:</text:p>
      <table:table table:name="Table49" table:style-name="Table49">
        <table:table-column table:style-name="Table49.A"/>
        <table:table-row>
          <table:table-cell table:style-name="Table49.A1" office:value-type="string">
            <text:p text:style-name="P82"> </text:p>
            <text:p text:style-name="P64">leeftijd <text:span text:style-name="T17">=</text:span> <text:span text:style-name="T27">21</text:span></text:p>
            <text:p text:style-name="P65"> </text:p>
            <text:p text:style-name="P64"><text:span text:style-name="T23">if</text:span> <text:span text:style-name="T25">((</text:span>leeftijd <text:span text:style-name="T17">&gt;=</text:span> <text:span text:style-name="T27">1</text:span><text:span text:style-name="T25">)</text:span> and <text:span text:style-name="T25">(</text:span>leeftijd <text:span text:style-name="T17">&lt;=</text:span> <text:span text:style-name="T27">10</text:span><text:span text:style-name="T25">))</text:span><text:span text:style-name="T17">:</text:span></text:p>
            <text:p text:style-name="P65"><text:s text:c="4"/><text:span text:style-name="T24">print</text:span><text:span text:style-name="T57"> </text:span><text:span text:style-name="T26">(</text:span><text:span text:style-name="T20">"Je krijgt een kinderfeestje"</text:span><text:span text:style-name="T26">)</text:span></text:p>
            <text:p text:style-name="P64">elif <text:span text:style-name="T25">(</text:span>leeftijd <text:span text:style-name="T17">==</text:span> <text:span text:style-name="T27">16</text:span><text:span text:style-name="T25">)</text:span> or <text:span text:style-name="T25">(</text:span>leeftijd <text:span text:style-name="T17">==</text:span> <text:span text:style-name="T27">21</text:span><text:span text:style-name="T25">)</text:span><text:span text:style-name="T17">:</text:span></text:p>
            <text:p text:style-name="P65"><text:s text:c="8"/><text:span text:style-name="T24">print</text:span><text:span text:style-name="T57"> </text:span><text:span text:style-name="T26">(</text:span><text:span text:style-name="T20">"Je krijgt een super knalfeest"</text:span><text:span text:style-name="T26">)</text:span></text:p>
            <text:p text:style-name="P64">elif not <text:span text:style-name="T25">(</text:span>leeftijd <text:span text:style-name="T17">&lt;=</text:span> <text:span text:style-name="T27">60</text:span><text:span text:style-name="T25">)</text:span><text:span text:style-name="T17">:</text:span></text:p>
            <text:p text:style-name="P65"><text:s text:c="8"/><text:span text:style-name="T24">print</text:span><text:span text:style-name="T57"> </text:span><text:span text:style-name="T26">(</text:span><text:span text:style-name="T20">"Helaas geen feestjes meer"</text:span><text:span text:style-name="T26">)</text:span></text:p>
            <text:p text:style-name="P64"><text:span text:style-name="T23">else</text:span><text:span text:style-name="T17">:</text:span></text:p>
            <text:p text:style-name="P65"><text:s text:c="8"/><text:span text:style-name="T24">print</text:span><text:span text:style-name="T57"> </text:span><text:span text:style-name="T26">(</text:span><text:span text:style-name="T20">"Je krijgt een gewoon feestje"</text:span><text:span text:style-name="T26">)</text:span></text:p>
          </table:table-cell>
        </table:table-row>
      </table:table>
      <text:p text:style-name="P79"/>
      <text:p text:style-name="P79"/>
      <text:h text:style-name="P81" text:outline-level="2">FORMATEREN VAN EEN STRING</text:h>
      <text:p text:style-name="P94">Strings kunnen op een bepaalde manier geformatteerd worden. In deze formatering maken we gebruik “placeholders”:</text:p>
      <text:p text:style-name="P94"><text:line-break/><text:span text:style-name="T1">%s</text:span> = placeholder voor een string<text:line-break/><text:span text:style-name="T1">%d</text:span> = placeholder voor een nummer (decimal)<text:line-break/><text:span text:style-name="T1">%c </text:span>= placeholder welke gevuld wordt met het ASCII symbool op de aangegeven positie. </text:p>
      <text:p text:style-name="P94">Dus “print(“%c” % 50)” zal het cijfer 2 retourneren.</text:p>
      <text:p text:style-name="P15">De waardes van deze placeholders kunnen via een tupel en de % operator weer gebruikt worden.</text:p>
      <text:p text:style-name="P15">Een voorbeeld:</text:p>
      <table:table table:name="Table50" table:style-name="Table50">
        <table:table-column table:style-name="Table50.A"/>
        <table:table-row>
          <table:table-cell table:style-name="Table50.A1" office:value-type="string">
            <text:p text:style-name="P7">Naam <text:span text:style-name="T17">=</text:span> <text:span text:style-name="T19">'</text:span><text:span text:style-name="T21">Lucien</text:span><text:span text:style-name="T19">'</text:span></text:p>
            <text:p text:style-name="P64">Nummer <text:span text:style-name="T17">=</text:span> <text:span text:style-name="T27">500</text:span></text:p>
            <text:p text:style-name="P64"><text:span text:style-name="T23">print</text:span><text:span text:style-name="T25">(</text:span><text:span text:style-name="T19">"</text:span><text:span text:style-name="T59">%s</text:span><text:span text:style-name="T19"> </text:span><text:span text:style-name="T59">%d</text:span><text:span text:style-name="T19">"</text:span> <text:span text:style-name="T17">%</text:span> <text:span text:style-name="T25">(</text:span>Naam<text:span text:style-name="T17">,</text:span> Nummer<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text:line-break/></text:span></text:span><text:span text:style-name="Emphasis"><text:span text:style-name="T7">Lucien</text:span></text:span><text:span text:style-name="Emphasis"><text:span text:style-name="T3"> 500</text:span></text:span></text:p>
      <text:p text:style-name="P9"><text:span text:style-name="Emphasis"><text:span text:style-name="T3"/></text:span></text:p>
      <text:p text:style-name="P9"><text:span text:style-name="Emphasis"><text:span text:style-name="T3"/></text:span></text:p>
      <text:p text:style-name="P9"><text:span text:style-name="Emphasis"><text:span text:style-name="T3"/></text:span></text:p>
      <text:p text:style-name="P60"><text:soft-page-break/><text:span text:style-name="Emphasis"><text:span text:style-name="T5">Maar d.m.v. placeholders kan dit wel. Placeholders kunnen in een string geplaatst worden en kunnen de waarde opnemen van de refererende tuple achter de string. Om dit te doen plaats je achter de string dus een procent (%) teken en daarachter definieer je de tuple (met variabelen). Het volgende voorbeeld verduidelijkt dit:</text:span></text:span><text:line-break/></text:p>
      <table:table table:name="Table51" table:style-name="Table51">
        <table:table-column table:style-name="Table51.A"/>
        <table:table-row>
          <table:table-cell table:style-name="Table51.A1" office:value-type="string">
            <text:p text:style-name="P7">String1 <text:span text:style-name="T17">=</text:span> <text:span text:style-name="T19">"</text:span><text:span text:style-name="T22">Lu</text:span><text:span text:style-name="T19">"</text:span></text:p>
            <text:p text:style-name="P64">String2 <text:span text:style-name="T17">=</text:span> <text:span text:style-name="T19">"</text:span><text:span text:style-name="T22">Plu</text:span><text:span text:style-name="T19">"</text:span></text:p>
            <text:p text:style-name="P64">String3 <text:span text:style-name="T17">=</text:span> <text:span text:style-name="T19">"Leuk"</text:span></text:p>
            <text:p text:style-name="P64">String4 <text:span text:style-name="T17">=</text:span> <text:span text:style-name="T19">"Gek"</text:span></text:p>
            <text:p text:style-name="P64">String5 <text:span text:style-name="T17">=</text:span> <text:span text:style-name="T19">"Kusjes"</text:span></text:p>
            <text:p text:style-name="P64">String6 <text:span text:style-name="T17">=</text:span> <text:span text:style-name="T19">"Tikjes"</text:span></text:p>
            <text:p text:style-name="P64">Nummer1 <text:span text:style-name="T17">=</text:span> <text:span text:style-name="T27">100</text:span></text:p>
            <text:p text:style-name="P64">Nummer2 <text:span text:style-name="T17">=</text:span> <text:span text:style-name="T27">200</text:span></text:p>
            <text:p text:style-name="P64">Nummer3 <text:span text:style-name="T17">=</text:span> <text:span text:style-name="T27">300</text:span></text:p>
            <text:p text:style-name="P64">Nummer4 <text:span text:style-name="T17">=</text:span> <text:span text:style-name="T27">400</text:span></text:p>
            <text:p text:style-name="P65"> </text:p>
            <text:p text:style-name="P64"><text:span text:style-name="T23">print</text:span><text:span text:style-name="T25">(</text:span><text:span text:style-name="T19">"</text:span><text:span text:style-name="T59">%s</text:span><text:span text:style-name="T19"> </text:span><text:span text:style-name="T59">%s</text:span><text:span text:style-name="T19"> is </text:span><text:span text:style-name="T59">%s</text:span><text:span text:style-name="T19"> en krijgt </text:span><text:span text:style-name="T59">%d</text:span><text:span text:style-name="T19"> </text:span><text:span text:style-name="T59">%s</text:span><text:span text:style-name="T19">"</text:span> <text:span text:style-name="T17">%</text:span> <text:span text:style-name="T25">(</text:span>String1<text:span text:style-name="T17">,</text:span> String2<text:span text:style-name="T17">,</text:span> String3<text:span text:style-name="T17">,</text:span> Nummer2<text:span text:style-name="T17">,</text:span> tring<text:span text:style-name="T60">6</text:span><text:span text:style-name="T25">))</text:span></text:p>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
      <text:p text:style-name="P9"><text:span text:style-name="Strong_20_Emphasis"><text:span text:style-name="T3">==Output==</text:span></text:span><text:span text:style-name="T3"><text:line-break/></text:span><text:span text:style-name="Emphasis"><text:span text:style-name="T3"><text:line-break/>Jarno Baselier is Leuk en krijgt 200 </text:span></text:span><text:span text:style-name="Emphasis"><text:span text:style-name="T9">Tikjes</text:span></text:span></text:p>
      <text:p text:style-name="P67"><text:line-break/></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4T11:39:50.109198389</dc:date>
    <meta:editing-duration>P3DT13H16M19S</meta:editing-duration>
    <meta:editing-cycles>33</meta:editing-cycles>
    <meta:generator>LibreOffice/6.2.4.2.0$Linux_X86_64 LibreOffice_project/b154c0ac6cf11bc010cb60509e6db2f74a9a9fa3</meta:generator>
    <meta:document-statistic meta:table-count="51" meta:image-count="1" meta:object-count="0" meta:page-count="22" meta:paragraph-count="551" meta:word-count="4370" meta:character-count="27812" meta:non-whitespace-character-count="23582"/>
  </office:meta>
</office:document-meta>
</file>